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4" style:family="table-cell" style:parent-style-name="Default" style:data-style-name="N122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3031in" svg:height="6.2815in" svg:x="14.2583in" svg:y="7.5264in">
            <draw:object draw:notify-on-update-of-ranges="Sheet1.G38:Sheet1.G44 Sheet1.H38:Sheet1.H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660" calcext:value-type="float">
            <text:p>660</text:p>
          </table:table-cell>
          <table:table-cell office:value-type="float" office:value="779" calcext:value-type="float">
            <text:p>779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981" calcext:value-type="float">
            <text:p>981</text:p>
          </table:table-cell>
          <table:table-cell/>
          <table:table-cell table:formula="of:=10^(3/(981-202)*(981-[.B2]))" office:value-type="float" office:value="106.089875792727" calcext:value-type="float">
            <text:p>106.089875792727</text:p>
          </table:table-cell>
          <table:table-cell table:formula="of:=10^(3/(981-202)*(981-[.C2]))" office:value-type="float" office:value="17.2266272575651" calcext:value-type="float">
            <text:p>17.2266272575651</text:p>
          </table:table-cell>
          <table:table-cell table:formula="of:=10^(3/(981-202)*(981-[.D2]))" office:value-type="float" office:value="5.99681168047621" calcext:value-type="float">
            <text:p>5.99681168047621</text:p>
          </table:table-cell>
          <table:table-cell table:formula="of:=10^(3/(981-202)*(981-[.E2]))" office:value-type="float" office:value="1.05464560423599" calcext:value-type="float">
            <text:p>1.05464560423599</text:p>
          </table:table-cell>
          <table:table-cell table:formula="of:=10^(3/(981-202)*(981-[.F2]))" office:value-type="float" office:value="1" calcext:value-type="float">
            <text:p>1</text:p>
          </table:table-cell>
          <table:table-cell table:formula="of:=10^(3/(981-202)*(981-[.G2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521" calcext:value-type="float">
            <text:p>521</text:p>
          </table:table-cell>
          <table:table-cell office:value-type="float" office:value="695" calcext:value-type="float">
            <text:p>695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981" calcext:value-type="float">
            <text:p>981</text:p>
          </table:table-cell>
          <table:table-cell/>
          <table:table-cell table:formula="of:=10^(3/(981-202)*(981-[.B3]))" office:value-type="float" office:value="404.751720460517" calcext:value-type="float">
            <text:p>404.751720460517</text:p>
          </table:table-cell>
          <table:table-cell table:formula="of:=10^(3/(981-202)*(981-[.C3]))" office:value-type="float" office:value="59.0883585388747" calcext:value-type="float">
            <text:p>59.0883585388747</text:p>
          </table:table-cell>
          <table:table-cell table:formula="of:=10^(3/(981-202)*(981-[.D3]))" office:value-type="float" office:value="12.6302534839293" calcext:value-type="float">
            <text:p>12.6302534839293</text:p>
          </table:table-cell>
          <table:table-cell table:formula="of:=10^(3/(981-202)*(981-[.E3]))" office:value-type="float" office:value="1.92743945378641" calcext:value-type="float">
            <text:p>1.92743945378641</text:p>
          </table:table-cell>
          <table:table-cell table:formula="of:=10^(3/(981-202)*(981-[.F3]))" office:value-type="float" office:value="1" calcext:value-type="float">
            <text:p>1</text:p>
          </table:table-cell>
          <table:table-cell table:formula="of:=10^(3/(981-202)*(981-[.G3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362" calcext:value-type="float">
            <text:p>362</text:p>
          </table:table-cell>
          <table:table-cell office:value-type="float" office:value="514" calcext:value-type="float">
            <text:p>514</text:p>
          </table:table-cell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10^(3/(981-202)*(981-[.B4]))" office:value-type="float" office:value="1194.04810264252" calcext:value-type="float">
            <text:p>1194.04810264252</text:p>
          </table:table-cell>
          <table:table-cell table:formula="of:=10^(3/(981-202)*(981-[.C4]))" office:value-type="float" office:value="242.00560086245" calcext:value-type="float">
            <text:p>242.00560086245</text:p>
          </table:table-cell>
          <table:table-cell table:formula="of:=10^(3/(981-202)*(981-[.D4]))" office:value-type="float" office:value="62.8723311981715" calcext:value-type="float">
            <text:p>62.8723311981715</text:p>
          </table:table-cell>
          <table:table-cell table:formula="of:=10^(3/(981-202)*(981-[.E4]))" office:value-type="float" office:value="11.0572136093751" calcext:value-type="float">
            <text:p>11.0572136093751</text:p>
          </table:table-cell>
          <table:table-cell table:formula="of:=10^(3/(981-202)*(981-[.F4]))" office:value-type="float" office:value="2.92403137452486" calcext:value-type="float">
            <text:p>2.92403137452486</text:p>
          </table:table-cell>
          <table:table-cell table:formula="of:=10^(3/(981-202)*(981-[.G4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356" calcext:value-type="float">
            <text:p>356</text:p>
          </table:table-cell>
          <table:table-cell office:value-type="float" office:value="531" calcext:value-type="float">
            <text:p>531</text:p>
          </table:table-cell>
          <table:table-cell office:value-type="float" office:value="672" calcext:value-type="float">
            <text:p>672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10^(3/(981-202)*(981-[.B5]))" office:value-type="float" office:value="2628.86893554045" calcext:value-type="float">
            <text:p>2628.86893554045</text:p>
          </table:table-cell>
          <table:table-cell table:formula="of:=10^(3/(981-202)*(981-[.C5]))" office:value-type="float" office:value="752.948172323462" calcext:value-type="float">
            <text:p>752.948172323462</text:p>
          </table:table-cell>
          <table:table-cell table:formula="of:=10^(3/(981-202)*(981-[.D5]))" office:value-type="float" office:value="255.230143150073" calcext:value-type="float">
            <text:p>255.230143150073</text:p>
          </table:table-cell>
          <table:table-cell table:formula="of:=10^(3/(981-202)*(981-[.E5]))" office:value-type="float" office:value="54.0743134447851" calcext:value-type="float">
            <text:p>54.0743134447851</text:p>
          </table:table-cell>
          <table:table-cell table:formula="of:=10^(3/(981-202)*(981-[.F5]))" office:value-type="float" office:value="15.4877083933158" calcext:value-type="float">
            <text:p>15.4877083933158</text:p>
          </table:table-cell>
          <table:table-cell table:formula="of:=10^(3/(981-202)*(981-[.G5]))" office:value-type="float" office:value="5.43949282478645" calcext:value-type="float">
            <text:p>5.43949282478645</text:p>
          </table:table-cell>
          <table:table-cell table:number-columns-repeated="1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748" calcext:value-type="float">
            <text:p>748</text:p>
          </table:table-cell>
          <table:table-cell office:value-type="float" office:value="696" calcext:value-type="float">
            <text:p>696</text:p>
          </table:table-cell>
          <table:table-cell office:value-type="float" office:value="687" calcext:value-type="float">
            <text:p>687</text:p>
          </table:table-cell>
          <table:table-cell office:value-type="float" office:value="693" calcext:value-type="float">
            <text:p>693</text:p>
          </table:table-cell>
          <table:table-cell office:value-type="float" office:value="646" calcext:value-type="float">
            <text:p>646</text:p>
          </table:table-cell>
          <table:table-cell table:number-columns-repeated="7"/>
          <table:table-cell office:value-type="string" calcext:value-type="string">
            <text:p>Totalyield</text:p>
          </table:table-cell>
          <table:table-cell office:value-type="string" calcext:value-type="string">
            <text:p>Fig2 :</text:p>
          </table:table-cell>
          <table:table-cell table:formula="of:=10^(3/(981-202)*(981-[.B7]))" office:value-type="float" office:value="6.32451107824529" calcext:value-type="float">
            <text:p>6.32451107824529</text:p>
          </table:table-cell>
          <table:table-cell table:formula="of:=10^(3/(981-202)*(981-[.C7]))" office:value-type="float" office:value="7.8941293119979" calcext:value-type="float">
            <text:p>7.8941293119979</text:p>
          </table:table-cell>
          <table:table-cell table:formula="of:=10^(3/(981-202)*(981-[.D7]))" office:value-type="float" office:value="12.5187502586253" calcext:value-type="float">
            <text:p>12.5187502586253</text:p>
          </table:table-cell>
          <table:table-cell table:formula="of:=10^(3/(981-202)*(981-[.E7]))" office:value-type="float" office:value="13.5587856761943" calcext:value-type="float">
            <text:p>13.5587856761943</text:p>
          </table:table-cell>
          <table:table-cell table:formula="of:=10^(3/(981-202)*(981-[.F7]))" office:value-type="float" office:value="12.856248223797" calcext:value-type="float">
            <text:p>12.856248223797</text:p>
          </table:table-cell>
          <table:table-cell table:formula="of:=10^(3/(981-202)*(981-[.G7]))" office:value-type="float" office:value="19.5036337412381" calcext:value-type="float">
            <text:p>19.5036337412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07" calcext:value-type="float">
            <text:p>407</text:p>
          </table:table-cell>
          <table:table-cell office:value-type="float" office:value="418" calcext:value-type="float">
            <text:p>418</text:p>
          </table:table-cell>
          <table:table-cell office:value-type="float" office:value="463" calcext:value-type="float">
            <text:p>463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[.I2]-[.I1]" office:value-type="float" office:value="106.089875792727" calcext:value-type="float">
            <text:p>106.089875792727</text:p>
          </table:table-cell>
          <table:table-cell table:formula="of:=[.J2]-[.J1]" office:value-type="float" office:value="17.2266272575651" calcext:value-type="float">
            <text:p>17.2266272575651</text:p>
          </table:table-cell>
          <table:table-cell table:formula="of:=[.K2]-[.K1]" office:value-type="float" office:value="5.99681168047621" calcext:value-type="float">
            <text:p>5.99681168047621</text:p>
          </table:table-cell>
          <table:table-cell table:formula="of:=[.L2]-[.L1]" office:value-type="float" office:value="1.05464560423599" calcext:value-type="float">
            <text:p>1.05464560423599</text:p>
          </table:table-cell>
          <table:table-cell table:formula="of:=[.M2]-[.M1]" office:value-type="float" office:value="1" calcext:value-type="float">
            <text:p>1</text:p>
          </table:table-cell>
          <table:table-cell table:formula="of:=[.N2]-[.N1]" office:value-type="float" office:value="1" calcext:value-type="float">
            <text:p>1</text:p>
          </table:table-cell>
          <table:table-cell table:formula="of:=SUM([.I8:.N8])" office:value-type="float" office:value="132.367960335005" calcext:value-type="float">
            <text:p>132.367960335005</text:p>
          </table:table-cell>
          <table:table-cell/>
          <table:table-cell table:formula="of:=10^(3/(981-202)*(981-[.B8]))" office:value-type="float" office:value="92.8768705968454" calcext:value-type="float">
            <text:p>92.8768705968454</text:p>
          </table:table-cell>
          <table:table-cell table:formula="of:=10^(3/(981-202)*(981-[.C8]))" office:value-type="float" office:value="114.9036332358" calcext:value-type="float">
            <text:p>114.9036332358</text:p>
          </table:table-cell>
          <table:table-cell table:formula="of:=10^(3/(981-202)*(981-[.D8]))" office:value-type="float" office:value="162.377673918872" calcext:value-type="float">
            <text:p>162.377673918872</text:p>
          </table:table-cell>
          <table:table-cell table:formula="of:=10^(3/(981-202)*(981-[.E8]))" office:value-type="float" office:value="147.286965015563" calcext:value-type="float">
            <text:p>147.286965015563</text:p>
          </table:table-cell>
          <table:table-cell table:formula="of:=10^(3/(981-202)*(981-[.F8]))" office:value-type="float" office:value="98.8246333661952" calcext:value-type="float">
            <text:p>98.8246333661952</text:p>
          </table:table-cell>
          <table:table-cell table:formula="of:=10^(3/(981-202)*(981-[.G8]))" office:value-type="float" office:value="36.9312574552112" calcext:value-type="float">
            <text:p>36.9312574552112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3]-[.I2]" office:value-type="float" office:value="298.66184466779" calcext:value-type="float">
            <text:p>298.66184466779</text:p>
          </table:table-cell>
          <table:table-cell table:formula="of:=[.J3]-[.J2]" office:value-type="float" office:value="41.8617312813096" calcext:value-type="float">
            <text:p>41.8617312813096</text:p>
          </table:table-cell>
          <table:table-cell table:formula="of:=[.K3]-[.K2]" office:value-type="float" office:value="6.6334418034531" calcext:value-type="float">
            <text:p>6.6334418034531</text:p>
          </table:table-cell>
          <table:table-cell table:formula="of:=[.L3]-[.L2]" office:value-type="float" office:value="0.872793849550413" calcext:value-type="float">
            <text:p>0.872793849550413</text:p>
          </table:table-cell>
          <table:table-cell table:formula="of:=[.M3]-[.M2]" office:value-type="float" office:value="0" calcext:value-type="float">
            <text:p>0</text:p>
          </table:table-cell>
          <table:table-cell table:formula="of:=[.N3]-[.N2]" office:value-type="float" office:value="0" calcext:value-type="float">
            <text:p>0</text:p>
          </table:table-cell>
          <table:table-cell table:formula="of:=SUM([.I9:.N9])" office:value-type="float" office:value="348.029811602103" calcext:value-type="float">
            <text:p>348.029811602103</text:p>
          </table:table-cell>
          <table:table-cell office:value-type="string" calcext:value-type="string">
            <text:p>Exp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11.6" calcext:value-type="float">
            <text:p>11.6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4]-[.I3]" office:value-type="float" office:value="789.296382182001" calcext:value-type="float">
            <text:p>789.296382182001</text:p>
          </table:table-cell>
          <table:table-cell table:formula="of:=[.J4]-[.J3]" office:value-type="float" office:value="182.917242323576" calcext:value-type="float">
            <text:p>182.917242323576</text:p>
          </table:table-cell>
          <table:table-cell table:formula="of:=[.K4]-[.K3]" office:value-type="float" office:value="50.2420777142422" calcext:value-type="float">
            <text:p>50.2420777142422</text:p>
          </table:table-cell>
          <table:table-cell table:formula="of:=[.L4]-[.L3]" office:value-type="float" office:value="9.12977415558869" calcext:value-type="float">
            <text:p>9.12977415558869</text:p>
          </table:table-cell>
          <table:table-cell table:formula="of:=[.M4]-[.M3]" office:value-type="float" office:value="1.92403137452486" calcext:value-type="float">
            <text:p>1.92403137452486</text:p>
          </table:table-cell>
          <table:table-cell table:formula="of:=[.N4]-[.N3]" office:value-type="float" office:value="0" calcext:value-type="float">
            <text:p>0</text:p>
          </table:table-cell>
          <table:table-cell table:formula="of:=SUM([.I10:.N10])" office:value-type="float" office:value="1033.50950774993" calcext:value-type="float">
            <text:p>1033.50950774993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I5]-[.I4]" office:value-type="float" office:value="1434.82083289793" calcext:value-type="float">
            <text:p>1434.82083289793</text:p>
          </table:table-cell>
          <table:table-cell table:formula="of:=[.J5]-[.J4]" office:value-type="float" office:value="510.942571461011" calcext:value-type="float">
            <text:p>510.942571461011</text:p>
          </table:table-cell>
          <table:table-cell table:formula="of:=[.K5]-[.K4]" office:value-type="float" office:value="192.357811951902" calcext:value-type="float">
            <text:p>192.357811951902</text:p>
          </table:table-cell>
          <table:table-cell table:formula="of:=[.L5]-[.L4]" office:value-type="float" office:value="43.01709983541" calcext:value-type="float">
            <text:p>43.01709983541</text:p>
          </table:table-cell>
          <table:table-cell table:formula="of:=[.M5]-[.M4]" office:value-type="float" office:value="12.5636770187909" calcext:value-type="float">
            <text:p>12.5636770187909</text:p>
          </table:table-cell>
          <table:table-cell table:formula="of:=[.N5]-[.N4]" office:value-type="float" office:value="4.43949282478645" calcext:value-type="float">
            <text:p>4.43949282478645</text:p>
          </table:table-cell>
          <table:table-cell table:formula="of:=SUM([.I11:.N11])" office:value-type="float" office:value="2198.14148598983" calcext:value-type="float">
            <text:p>2198.14148598983</text:p>
          </table:table-cell>
          <table:table-cell/>
          <table:table-cell table:formula="of:=[.Q7]/[.Q9]" office:value-type="float" office:value="1.80700316521294" calcext:value-type="float">
            <text:p>1.80700316521294</text:p>
          </table:table-cell>
          <table:table-cell table:formula="of:=[.R7]/[.R9]" office:value-type="float" office:value="1.83584402604602" calcext:value-type="float">
            <text:p>1.83584402604602</text:p>
          </table:table-cell>
          <table:table-cell table:formula="of:=[.S7]/[.S9]" office:value-type="float" office:value="1.89678034221595" calcext:value-type="float">
            <text:p>1.89678034221595</text:p>
          </table:table-cell>
          <table:table-cell table:formula="of:=[.T7]/[.T9]" office:value-type="float" office:value="1.88316467724921" calcext:value-type="float">
            <text:p>1.88316467724921</text:p>
          </table:table-cell>
          <table:table-cell table:formula="of:=[.U7]/[.U9]" office:value-type="float" office:value="1.78559003108292" calcext:value-type="float">
            <text:p>1.78559003108292</text:p>
          </table:table-cell>
          <table:table-cell table:formula="of:=[.V7]/[.V9]" office:value-type="float" office:value="1.68134773631363" calcext:value-type="float">
            <text:p>1.68134773631363</text:p>
          </table:table-cell>
          <table:table-cell table:number-columns-repeated="6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ptmiss bin</text:p>
          </table:table-cell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delta BG stat</text:p>
          </table:table-cell>
          <table:table-cell office:value-type="string" calcext:value-type="string">
            <text:p>delta BG sys</text:p>
          </table:table-cell>
          <table:table-cell office:value-type="string" calcext:value-type="string">
            <text:p>delta Total</text:p>
          </table:table-cell>
          <table:table-cell office:value-type="string" calcext:value-type="string">
            <text:p>N*T</text:p>
          </table:table-cell>
          <table:table-cell office:value-type="string" calcext:value-type="string">
            <text:p>Sqrt(N)*T</text:p>
          </table:table-cell>
          <table:table-cell office:value-type="string" calcext:value-type="string">
            <text:p>delta TransFac</text:p>
          </table:table-cell>
          <table:table-cell table:number-columns-repeated="3"/>
          <table:table-cell office:value-type="string" calcext:value-type="string">
            <text:p>Approx Sys: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SQRT([.K19]*[.K19]+[.J19]*[.J19])" office:value-type="float" office:value="17.464249196573" calcext:value-type="float">
            <text:p>17.464249196573</text:p>
          </table:table-cell>
          <table:table-cell table:formula="of:=[.G19]*0.198" office:value-type="float" office:value="235.818" calcext:value-type="float">
            <text:p>235.818</text:p>
          </table:table-cell>
          <table:table-cell table:formula="of:=SQRT([.G19])*0.198" office:value-type="float" office:value="6.83315183498801" calcext:value-type="float">
            <text:p>6.83315183498801</text:p>
          </table:table-cell>
          <table:table-cell table:formula="of:=[.G19]*0.009" office:value-type="float" office:value="10.719" calcext:value-type="float">
            <text:p>10.719</text:p>
          </table:table-cell>
          <table:table-cell/>
          <table:table-cell table:formula="of:=SQRT([.N19]*[.N19]+[.O19]*[.O19])" office:value-type="float" office:value="12.7117632529874" calcext:value-type="float">
            <text:p>12.7117632529874</text:p>
          </table:table-cell>
          <table:table-cell table:formula="of:=[.Q19]/[.L19]" office:value-type="float" office:value="0.727873446485281" calcext:value-type="float">
            <text:p>0.727873446485281</text:p>
          </table:table-cell>
          <table:table-cell table:style-name="ce1" table:formula="of:=[.K19]/[.I19]" office:value-type="percentage" office:value="0.0677966101694915" calcext:value-type="percentage">
            <text:p>6.78%</text:p>
          </table:table-cell>
          <table:table-cell/>
          <table:table-cell table:style-name="ce3" office:value-type="float" office:value="243.1957" calcext:value-type="float">
            <text:p>2.43E+02</text:p>
          </table:table-cell>
          <table:table-cell table:style-name="ce3" office:value-type="float" office:value="7.555722" calcext:value-type="float">
            <text:p>7.56E+00</text:p>
          </table:table-cell>
          <table:table-cell table:style-name="ce3" office:value-type="float" office:value="48.50453" calcext:value-type="float">
            <text:p>4.85E+01</text:p>
          </table:table-cell>
          <table:table-cell/>
          <table:table-cell table:formula="of:=[.I19]/[.U19]" office:value-type="float" office:value="0.970411894618202" calcext:value-type="float">
            <text:p>0.970411894618202</text:p>
          </table:table-cell>
          <table:table-cell table:formula="of:=[.J19]/[.V19]" office:value-type="float" office:value="0.92645017908282" calcext:value-type="float">
            <text:p>0.92645017908282</text:p>
          </table:table-cell>
          <table:table-cell table:formula="of:=[.K19]/[.W19]" office:value-type="float" office:value="0.329866097042895" calcext:value-type="float">
            <text:p>0.329866097042895</text:p>
          </table:table-cell>
          <table:table-cell table:formula="of:=[.W19]/[.U19]" office:value-type="float" office:value="0.199446495147735" calcext:value-type="float">
            <text:p>0.199446495147735</text:p>
          </table:table-cell>
        </table:table-row>
        <table:table-row table:style-name="ro1">
          <table:table-cell table:number-columns-repeated="5"/>
          <table:table-cell office:value-type="float" office:value="450" calcext:value-type="float">
            <text:p>45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63.3" calcext:value-type="float">
            <text:p>63.3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formula="of:=SQRT([.K20]*[.K20]+[.J20]*[.J20])" office:value-type="float" office:value="4.88364617882991" calcext:value-type="float">
            <text:p>4.88364617882991</text:p>
          </table:table-cell>
          <table:table-cell table:formula="of:=[.G20]*0.198" office:value-type="float" office:value="63.36" calcext:value-type="float">
            <text:p>63.36</text:p>
          </table:table-cell>
          <table:table-cell table:formula="of:=SQRT([.G20])*0.198" office:value-type="float" office:value="3.54193167635967" calcext:value-type="float">
            <text:p>3.54193167635967</text:p>
          </table:table-cell>
          <table:table-cell table:formula="of:=[.G20]*0.009" office:value-type="float" office:value="2.88" calcext:value-type="float">
            <text:p>2.88</text:p>
          </table:table-cell>
          <table:table-cell/>
          <table:table-cell table:formula="of:=SQRT([.N20]*[.N20]+[.O20]*[.O20])" office:value-type="float" office:value="4.56504983543444" calcext:value-type="float">
            <text:p>4.56504983543444</text:p>
          </table:table-cell>
          <table:table-cell table:formula="of:=[.Q20]/[.L20]" office:value-type="float" office:value="0.934762607337003" calcext:value-type="float">
            <text:p>0.934762607337003</text:p>
          </table:table-cell>
          <table:table-cell table:style-name="ce1" table:formula="of:=[.K20]/[.I20]" office:value-type="percentage" office:value="0.0521327014218009" calcext:value-type="percentage">
            <text:p>5.21%</text:p>
          </table:table-cell>
          <table:table-cell/>
          <table:table-cell table:style-name="ce3" office:value-type="float" office:value="64.32009" calcext:value-type="float">
            <text:p>6.43E+01</text:p>
          </table:table-cell>
          <table:table-cell table:style-name="ce3" office:value-type="float" office:value="3.885719" calcext:value-type="float">
            <text:p>3.89E+00</text:p>
          </table:table-cell>
          <table:table-cell table:style-name="ce3" office:value-type="float" office:value="12.82842" calcext:value-type="float">
            <text:p>1.28E+01</text:p>
          </table:table-cell>
          <table:table-cell/>
          <table:table-cell table:formula="of:=[.I20]/[.U20]" office:value-type="float" office:value="0.98414041398263" calcext:value-type="float">
            <text:p>0.98414041398263</text:p>
          </table:table-cell>
          <table:table-cell table:formula="of:=[.J20]/[.V20]" office:value-type="float" office:value="0.926469464209841" calcext:value-type="float">
            <text:p>0.926469464209841</text:p>
          </table:table-cell>
          <table:table-cell table:formula="of:=[.K20]/[.W20]" office:value-type="float" office:value="0.25724134382878" calcext:value-type="float">
            <text:p>0.25724134382878</text:p>
          </table:table-cell>
          <table:table-cell table:formula="of:=[.W20]/[.U20]" office:value-type="float" office:value="0.199446549281881" calcext:value-type="float">
            <text:p>0.199446549281881</text:p>
          </table:table-cell>
        </table:table-row>
        <table:table-row table:style-name="ro1">
          <table:table-cell table:number-columns-repeated="5"/>
          <table:table-cell office:value-type="float" office:value="600" calcext:value-type="float">
            <text:p>60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formula="of:=SQRT([.K21]*[.K21]+[.J21]*[.J21])" office:value-type="float" office:value="2.75862284482674" calcext:value-type="float">
            <text:p>2.75862284482674</text:p>
          </table:table-cell>
          <table:table-cell table:formula="of:=[.G21]*0.198" office:value-type="float" office:value="22.176" calcext:value-type="float">
            <text:p>22.176</text:p>
          </table:table-cell>
          <table:table-cell table:formula="of:=SQRT([.G21])*0.198" office:value-type="float" office:value="2.09543503836316" calcext:value-type="float">
            <text:p>2.09543503836316</text:p>
          </table:table-cell>
          <table:table-cell table:formula="of:=[.G21]*0.009" office:value-type="float" office:value="1.008" calcext:value-type="float">
            <text:p>1.008</text:p>
          </table:table-cell>
          <table:table-cell/>
          <table:table-cell table:formula="of:=SQRT([.N21]*[.N21]+[.O21]*[.O21])" office:value-type="float" office:value="2.32527675772154" calcext:value-type="float">
            <text:p>2.32527675772154</text:p>
          </table:table-cell>
          <table:table-cell table:formula="of:=[.Q21]/[.L21]" office:value-type="float" office:value="0.842912166149186" calcext:value-type="float">
            <text:p>0.842912166149186</text:p>
          </table:table-cell>
          <table:table-cell table:style-name="ce1" table:formula="of:=[.K21]/[.I21]" office:value-type="percentage" office:value="0.0852017937219731" calcext:value-type="percentage">
            <text:p>8.52%</text:p>
          </table:table-cell>
          <table:table-cell/>
          <table:table-cell table:style-name="ce3" office:value-type="float" office:value="21.59653" calcext:value-type="float">
            <text:p>2.16E+01</text:p>
          </table:table-cell>
          <table:table-cell table:style-name="ce3" office:value-type="float" office:value="2.251594" calcext:value-type="float">
            <text:p>2.25E+00</text:p>
          </table:table-cell>
          <table:table-cell table:style-name="ce3" office:value-type="float" office:value="4.307352" calcext:value-type="float">
            <text:p>4.31E+00</text:p>
          </table:table-cell>
          <table:table-cell/>
          <table:table-cell table:formula="of:=[.I21]/[.U21]" office:value-type="float" office:value="1.03257328839402" calcext:value-type="float">
            <text:p>1.03257328839402</text:p>
          </table:table-cell>
          <table:table-cell table:formula="of:=[.J21]/[.V21]" office:value-type="float" office:value="0.888259606305577" calcext:value-type="float">
            <text:p>0.888259606305577</text:p>
          </table:table-cell>
          <table:table-cell table:formula="of:=[.K21]/[.W21]" office:value-type="float" office:value="0.44110627596723" calcext:value-type="float">
            <text:p>0.44110627596723</text:p>
          </table:table-cell>
          <table:table-cell table:formula="of:=[.W21]/[.U21]" office:value-type="float" office:value="0.199446485152939" calcext:value-type="float">
            <text:p>0.199446485152939</text:p>
          </table:table-cell>
        </table:table-row>
        <table:table-row table:style-name="ro1">
          <table:table-cell table:number-columns-repeated="5"/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SQRT([.K22]*[.K22]+[.J22]*[.J22])" office:value-type="float" office:value="0.943398113205661" calcext:value-type="float">
            <text:p>0.943398113205661</text:p>
          </table:table-cell>
          <table:table-cell table:formula="of:=[.G22]*0.198" office:value-type="float" office:value="3.168" calcext:value-type="float">
            <text:p>3.168</text:p>
          </table:table-cell>
          <table:table-cell table:formula="of:=SQRT([.G22])*0.198" office:value-type="float" office:value="0.792" calcext:value-type="float">
            <text:p>0.792</text:p>
          </table:table-cell>
          <table:table-cell table:formula="of:=[.G22]*0.009" office:value-type="float" office:value="0.144" calcext:value-type="float">
            <text:p>0.144</text:p>
          </table:table-cell>
          <table:table-cell/>
          <table:table-cell table:formula="of:=SQRT([.N22]*[.N22]+[.O22]*[.O22])" office:value-type="float" office:value="0.804984471899924" calcext:value-type="float">
            <text:p>0.804984471899924</text:p>
          </table:table-cell>
          <table:table-cell table:formula="of:=[.Q22]/[.L22]" office:value-type="float" office:value="0.853281833651959" calcext:value-type="float">
            <text:p>0.853281833651959</text:p>
          </table:table-cell>
          <table:table-cell table:style-name="ce1" table:formula="of:=[.K22]/[.I22]" office:value-type="percentage" office:value="0.15625" calcext:value-type="percentage">
            <text:p>15.63%</text:p>
          </table:table-cell>
          <table:table-cell/>
          <table:table-cell table:style-name="ce3" office:value-type="float" office:value="4.929642" calcext:value-type="float">
            <text:p>4.93E+00</text:p>
          </table:table-cell>
          <table:table-cell table:style-name="ce3" office:value-type="float" office:value="1.075736" calcext:value-type="float">
            <text:p>1.08E+00</text:p>
          </table:table-cell>
          <table:table-cell table:style-name="ce3" office:value-type="float" office:value="0.9831999" calcext:value-type="float">
            <text:p>9.83E-01</text:p>
          </table:table-cell>
          <table:table-cell/>
          <table:table-cell table:formula="of:=[.I22]/[.U22]" office:value-type="float" office:value="0.649134359046762" calcext:value-type="float">
            <text:p>0.649134359046762</text:p>
          </table:table-cell>
          <table:table-cell table:formula="of:=[.J22]/[.V22]" office:value-type="float" office:value="0.743676887266021" calcext:value-type="float">
            <text:p>0.743676887266021</text:p>
          </table:table-cell>
          <table:table-cell table:formula="of:=[.K22]/[.W22]" office:value-type="float" office:value="0.508543583049591" calcext:value-type="float">
            <text:p>0.508543583049591</text:p>
          </table:table-cell>
          <table:table-cell table:formula="of:=[.W22]/[.U22]" office:value-type="float" office:value="0.199446511531669" calcext:value-type="float">
            <text:p>0.199446511531669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table:formula="of:=SQRT([.K23]*[.K23]+[.J23]*[.J23])" office:value-type="float" office:value="0.310161248385416" calcext:value-type="float">
            <text:p>0.310161248385416</text:p>
          </table:table-cell>
          <table:table-cell table:formula="of:=[.G23]*0.198" office:value-type="float" office:value="0.396" calcext:value-type="float">
            <text:p>0.396</text:p>
          </table:table-cell>
          <table:table-cell table:formula="of:=SQRT([.G23])*0.198" office:value-type="float" office:value="0.280014285349873" calcext:value-type="float">
            <text:p>0.280014285349873</text:p>
          </table:table-cell>
          <table:table-cell table:formula="of:=[.G23]*0.009" office:value-type="float" office:value="0.018" calcext:value-type="float">
            <text:p>0.018</text:p>
          </table:table-cell>
          <table:table-cell/>
          <table:table-cell table:formula="of:=SQRT([.N23]*[.N23]+[.O23]*[.O23])" office:value-type="float" office:value="0.280592230826158" calcext:value-type="float">
            <text:p>0.280592230826158</text:p>
          </table:table-cell>
          <table:table-cell table:formula="of:=[.Q23]/[.L23]" office:value-type="float" office:value="0.904665661125677" calcext:value-type="float">
            <text:p>0.904665661125677</text:p>
          </table:table-cell>
          <table:table-cell table:style-name="ce1" table:formula="of:=[.K23]/[.I23]" office:value-type="percentage" office:value="0.275" calcext:value-type="percentage">
            <text:p>27.50%</text:p>
          </table:table-cell>
          <table:table-cell/>
          <table:table-cell table:style-name="ce3" office:value-type="float" office:value="0.9389794" calcext:value-type="float">
            <text:p>9.39E-01</text:p>
          </table:table-cell>
          <table:table-cell table:style-name="ce3" office:value-type="float" office:value="0.4694897" calcext:value-type="float">
            <text:p>4.69E-01</text:p>
          </table:table-cell>
          <table:table-cell table:style-name="ce3" office:value-type="float" office:value="0.1872762" calcext:value-type="float">
            <text:p>1.87E-01</text:p>
          </table:table-cell>
          <table:table-cell/>
          <table:table-cell table:formula="of:=[.I23]/[.U23]" office:value-type="float" office:value="0.42599443608667" calcext:value-type="float">
            <text:p>0.42599443608667</text:p>
          </table:table-cell>
          <table:table-cell table:formula="of:=[.J23]/[.V23]" office:value-type="float" office:value="0.617691932325672" calcext:value-type="float">
            <text:p>0.617691932325672</text:p>
          </table:table-cell>
          <table:table-cell table:formula="of:=[.K23]/[.W23]" office:value-type="float" office:value="0.587367748811648" calcext:value-type="float">
            <text:p>0.587367748811648</text:p>
          </table:table-cell>
          <table:table-cell table:formula="of:=[.W23]/[.U23]" office:value-type="float" office:value="0.199446548028636" calcext:value-type="float">
            <text:p>0.199446548028636</text:p>
          </table:table-cell>
        </table:table-row>
        <table:table-row table:style-name="ro1">
          <table:table-cell table:number-columns-repeated="5"/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table:formula="of:=SQRT([.K24]*[.K24]+[.J24]*[.J24])" office:value-type="float" office:value="0.208806130178211" calcext:value-type="float">
            <text:p>0.208806130178211</text:p>
          </table:table-cell>
          <table:table-cell table:formula="of:=[.G24]*0.198" office:value-type="float" office:value="0.198" calcext:value-type="float">
            <text:p>0.198</text:p>
          </table:table-cell>
          <table:table-cell table:formula="of:=SQRT([.G24])*0.198" office:value-type="float" office:value="0.198" calcext:value-type="float">
            <text:p>0.198</text:p>
          </table:table-cell>
          <table:table-cell table:formula="of:=[.G24]*0.009" office:value-type="float" office:value="0.009" calcext:value-type="float">
            <text:p>0.009</text:p>
          </table:table-cell>
          <table:table-cell/>
          <table:table-cell table:formula="of:=SQRT([.N24]*[.N24]+[.O24]*[.O24])" office:value-type="float" office:value="0.198204439909907" calcext:value-type="float">
            <text:p>0.198204439909907</text:p>
          </table:table-cell>
          <table:table-cell table:formula="of:=[.Q24]/[.L24]" office:value-type="float" office:value="0.949227111966226" calcext:value-type="float">
            <text:p>0.949227111966226</text:p>
          </table:table-cell>
          <table:table-cell table:style-name="ce1" table:formula="of:=[.K24]/[.I24]" office:value-type="percentage" office:value="0.3" calcext:value-type="percentage">
            <text:p>30.00%</text:p>
          </table:table-cell>
          <table:table-cell/>
          <table:table-cell table:number-columns-repeated="2" table:style-name="ce3" office:value-type="float" office:value="0.2347449" calcext:value-type="float">
            <text:p>2.35E-01</text:p>
          </table:table-cell>
          <table:table-cell table:style-name="ce3" office:value-type="float" office:value="0.04681904" calcext:value-type="float">
            <text:p>4.68E-02</text:p>
          </table:table-cell>
          <table:table-cell/>
          <table:table-cell table:formula="of:=[.I24]/[.U24]" office:value-type="float" office:value="0.85198869070212" calcext:value-type="float">
            <text:p>0.85198869070212</text:p>
          </table:table-cell>
          <table:table-cell table:formula="of:=[.J24]/[.V24]" office:value-type="float" office:value="0.85198869070212" calcext:value-type="float">
            <text:p>0.85198869070212</text:p>
          </table:table-cell>
          <table:table-cell table:formula="of:=[.K24]/[.W24]" office:value-type="float" office:value="1.28152990749063" calcext:value-type="float">
            <text:p>1.28152990749063</text:p>
          </table:table-cell>
          <table:table-cell table:formula="of:=[.W24]/[.U24]" office:value-type="float" office:value="0.199446462947651" calcext:value-type="float">
            <text:p>0.199446462947651</text:p>
          </table:table-cell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9"/>
          <table:table-cell office:value-type="string" calcext:value-type="string">
            <text:p>mgo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Theory exp.</text:p>
          </table:table-cell>
          <table:table-cell table:style-name="ce3" office:value-type="float" office:value="-4" calcext:value-type="float">
            <text:p>-4.00E+0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3" office:value-type="float" office:value="-1" calcext:value-type="float">
            <text:p>-1.00E+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768" calcext:value-type="float">
            <text:p>768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6"/>
          <table:table-cell table:formula="of:=-1-([.H32]-34)*3/([.H29]-[.H30])" office:value-type="float" office:value="-2.38" calcext:value-type="float">
            <text:p>-2.38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1400+([.K32]-[.K29])*1000/([.K30]-[.K29])" office:value-type="float" office:value="1701.71073094868" calcext:value-type="float">
            <text:p>1701.71073094868</text:p>
          </table:table-cell>
          <table:table-cell office:value-type="float" office:value="319" calcext:value-type="float">
            <text:p>319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3" table:formula="of:=10^([.G32])" office:value-type="float" office:value="0.00416869383470336" calcext:value-type="float">
            <text:p>4.17E-03</text:p>
          </table:table-cell>
          <table:table-cell table:number-columns-repeated="21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Upper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1400+([.G38]-125)*1000/643" office:value-type="float" office:value="1323.79471228616" calcext:value-type="float">
            <text:p>1323.79471228616</text:p>
          </table:table-cell>
          <table:table-cell table:formula="of:=-1-([.H38]-34)*3/450" office:value-type="float" office:value="-1.29333333333333" calcext:value-type="float">
            <text:p>-1.29333333333333</text:p>
          </table:table-cell>
          <table:table-cell/>
          <table:table-cell table:style-name="ce4" table:number-matrix-columns-spanned="3" table:number-matrix-rows-spanned="1" table:formula="of:=LINEST([.K38:.K44];[.J38:.J44]^{1;2})" office:value-type="float" office:value="0.000000211235490700944" calcext:value-type="float">
            <text:p>2.1124E-07</text:p>
          </table:table-cell>
          <table:table-cell table:style-name="ce4" office:value-type="float" office:value="-0.00311143145515474" calcext:value-type="float">
            <text:p>-3.1114E-03</text:p>
          </table:table-cell>
          <table:table-cell table:style-name="ce4" office:value-type="float" office:value="2.45376263732106" calcext:value-type="float">
            <text:p>2.4538E+0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1400+([.G39]-125)*1000/643" office:value-type="float" office:value="1608.39813374806" calcext:value-type="float">
            <text:p>1608.39813374806</text:p>
          </table:table-cell>
          <table:table-cell table:formula="of:=-1-([.H39]-34)*3/450" office:value-type="float" office:value="-2.00666666666667" calcext:value-type="float">
            <text:p>-2.00666666666667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438" calcext:value-type="float">
            <text:p>438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1400+([.G40]-125)*1000/643" office:value-type="float" office:value="1886.78071539658" calcext:value-type="float">
            <text:p>1886.78071539658</text:p>
          </table:table-cell>
          <table:table-cell table:formula="of:=-1-([.H40]-34)*3/450" office:value-type="float" office:value="-2.66666666666667" calcext:value-type="float">
            <text:p>-2.66666666666667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664" calcext:value-type="float">
            <text:p>664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1400+([.G41]-125)*1000/643" office:value-type="float" office:value="2238.25816485225" calcext:value-type="float">
            <text:p>2238.25816485225</text:p>
          </table:table-cell>
          <table:table-cell table:formula="of:=-1-([.H41]-34)*3/450" office:value-type="float" office:value="-3.44666666666667" calcext:value-type="float">
            <text:p>-3.44666666666667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594" calcext:value-type="float">
            <text:p>594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1400+([.G42]-125)*1000/643" office:value-type="float" office:value="2129.3934681182" calcext:value-type="float">
            <text:p>2129.3934681182</text:p>
          </table:table-cell>
          <table:table-cell table:formula="of:=-1-([.H42]-34)*3/450" office:value-type="float" office:value="-3.21333333333333" calcext:value-type="float">
            <text:p>-3.21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672" calcext:value-type="float">
            <text:p>672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1400+([.G43]-125)*1000/643" office:value-type="float" office:value="2250.699844479" calcext:value-type="float">
            <text:p>2250.699844479</text:p>
          </table:table-cell>
          <table:table-cell table:formula="of:=-1-([.H43]-34)*3/450" office:value-type="float" office:value="-3.48" calcext:value-type="float">
            <text:p>-3.48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828" calcext:value-type="float">
            <text:p>828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1400+([.G44]-125)*1000/643" office:value-type="float" office:value="2493.31259720062" calcext:value-type="float">
            <text:p>2493.31259720062</text:p>
          </table:table-cell>
          <table:table-cell table:formula="of:=-1-([.H44]-34)*3/450" office:value-type="float" office:value="-3.99333333333333" calcext:value-type="float">
            <text:p>-3.99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</text:p>
          </table:table-cell>
          <table:table-cell table:number-columns-repeated="5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1400+([.G47]-125)*1000/643" office:value-type="float" office:value="1361.11975116641" calcext:value-type="float">
            <text:p>1361.11975116641</text:p>
          </table:table-cell>
          <table:table-cell table:formula="of:=-1-([.H47]-34)*3/450" office:value-type="float" office:value="-1.44666666666667" calcext:value-type="float">
            <text:p>-1.44666666666667</text:p>
          </table:table-cell>
          <table:table-cell/>
          <table:table-cell table:style-name="ce4" table:number-matrix-columns-spanned="3" table:number-matrix-rows-spanned="1" table:formula="of:=LINEST([.K47:.K53];[.J47:.J53]^{1;2})" office:value-type="float" office:value="0.000000188213710365857" calcext:value-type="float">
            <text:p>1.8821E-07</text:p>
          </table:table-cell>
          <table:table-cell table:style-name="ce4" office:value-type="float" office:value="-0.00305539624693284" calcext:value-type="float">
            <text:p>-3.0554E-03</text:p>
          </table:table-cell>
          <table:table-cell table:style-name="ce4" office:value-type="float" office:value="2.35736180216662" calcext:value-type="float">
            <text:p>2.3574E+0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1400+([.G48]-125)*1000/643" office:value-type="float" office:value="1560.1866251944" calcext:value-type="float">
            <text:p>1560.1866251944</text:p>
          </table:table-cell>
          <table:table-cell table:formula="of:=-1-([.H48]-34)*3/450" office:value-type="float" office:value="-1.96" calcext:value-type="float">
            <text:p>-1.96</text:p>
          </table:table-cell>
          <table:table-cell/>
          <table:table-cell table:style-name="ce4" table:number-columns-repeated="3"/>
          <table:table-cell table:number-columns-repeated="6"/>
          <table:table-cell table:style-name="ce3"/>
          <table:table-cell table:number-columns-repeated="6"/>
        </table:table-row>
        <table:table-row table:style-name="ro1"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1400+([.G49]-125)*1000/643" office:value-type="float" office:value="1762.36391912908" calcext:value-type="float">
            <text:p>1762.36391912908</text:p>
          </table:table-cell>
          <table:table-cell table:formula="of:=-1-([.H49]-34)*3/450" office:value-type="float" office:value="-2.44666666666667" calcext:value-type="float">
            <text:p>-2.44666666666667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1400+([.G50]-125)*1000/643" office:value-type="float" office:value="1928.77138413686" calcext:value-type="float">
            <text:p>1928.77138413686</text:p>
          </table:table-cell>
          <table:table-cell table:formula="of:=-1-([.H50]-34)*3/450" office:value-type="float" office:value="-2.83333333333333" calcext:value-type="float">
            <text:p>-2.83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1400+([.G51]-125)*1000/643" office:value-type="float" office:value="2095.17884914463" calcext:value-type="float">
            <text:p>2095.17884914463</text:p>
          </table:table-cell>
          <table:table-cell table:formula="of:=-1-([.H51]-34)*3/450" office:value-type="float" office:value="-3.21333333333333" calcext:value-type="float">
            <text:p>-3.21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658" calcext:value-type="float">
            <text:p>658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1400+([.G52]-125)*1000/643" office:value-type="float" office:value="2228.92690513219" calcext:value-type="float">
            <text:p>2228.92690513219</text:p>
          </table:table-cell>
          <table:table-cell table:formula="of:=-1-([.H52]-34)*3/450" office:value-type="float" office:value="-3.51333333333333" calcext:value-type="float">
            <text:p>-3.51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779" calcext:value-type="float">
            <text:p>779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1400+([.G53]-125)*1000/643" office:value-type="float" office:value="2417.10730948678" calcext:value-type="float">
            <text:p>2417.10730948678</text:p>
          </table:table-cell>
          <table:table-cell table:formula="of:=-1-([.H53]-34)*3/450" office:value-type="float" office:value="-3.93333333333333" calcext:value-type="float">
            <text:p>-3.93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l</text:p>
          </table:table-cell>
          <table:table-cell table:number-columns-repeated="5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/>
          <table:table-cell table:formula="of:=1400+([.G56]-125)*1000/643" office:value-type="float" office:value="1303.57698289269" calcext:value-type="float">
            <text:p>1303.57698289269</text:p>
          </table:table-cell>
          <table:table-cell table:formula="of:=-1-([.H56]-34)*3/450" office:value-type="float" office:value="-1.35333333333333" calcext:value-type="float">
            <text:p>-1.35333333333333</text:p>
          </table:table-cell>
          <table:table-cell/>
          <table:table-cell table:style-name="ce4" table:number-matrix-columns-spanned="3" table:number-matrix-rows-spanned="1" table:formula="of:=LINEST([.K56:.K61];[.J56:.J61]^{1;2})" office:value-type="float" office:value="0.000000230558666406049" calcext:value-type="float">
            <text:p>2.3056E-07</text:p>
          </table:table-cell>
          <table:table-cell table:style-name="ce4" office:value-type="float" office:value="-0.00326417437107929" calcext:value-type="float">
            <text:p>-3.2642E-03</text:p>
          </table:table-cell>
          <table:table-cell table:style-name="ce4" office:value-type="float" office:value="2.5049424212293" calcext:value-type="float">
            <text:p>2.5049E+0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1400+([.G57]-125)*1000/643" office:value-type="float" office:value="1455.98755832037" calcext:value-type="float">
            <text:p>1455.98755832037</text:p>
          </table:table-cell>
          <table:table-cell table:formula="of:=-1-([.H57]-34)*3/450" office:value-type="float" office:value="-1.76666666666667" calcext:value-type="float">
            <text:p>-1.76666666666667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1400+([.G58]-125)*1000/643" office:value-type="float" office:value="1717.26283048212" calcext:value-type="float">
            <text:p>1717.26283048212</text:p>
          </table:table-cell>
          <table:table-cell table:formula="of:=-1-([.H58]-34)*3/450" office:value-type="float" office:value="-2.42" calcext:value-type="float">
            <text:p>-2.42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433" calcext:value-type="float">
            <text:p>433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1400+([.G59]-125)*1000/643" office:value-type="float" office:value="1879.00466562986" calcext:value-type="float">
            <text:p>1879.00466562986</text:p>
          </table:table-cell>
          <table:table-cell table:formula="of:=-1-([.H59]-34)*3/450" office:value-type="float" office:value="-2.81333333333333" calcext:value-type="float">
            <text:p>-2.81333333333333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1400+([.G60]-125)*1000/643" office:value-type="float" office:value="2107.62052877138" calcext:value-type="float">
            <text:p>2107.62052877138</text:p>
          </table:table-cell>
          <table:table-cell table:formula="of:=-1-([.H60]-34)*3/450" office:value-type="float" office:value="-3.34666666666667" calcext:value-type="float">
            <text:p>-3.34666666666667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702" calcext:value-type="float">
            <text:p>702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1400+([.G61]-125)*1000/643" office:value-type="float" office:value="2297.35614307932" calcext:value-type="float">
            <text:p>2297.35614307932</text:p>
          </table:table-cell>
          <table:table-cell table:formula="of:=-1-([.H61]-34)*3/450" office:value-type="float" office:value="-3.78" calcext:value-type="float">
            <text:p>-3.78</text:p>
          </table:table-cell>
          <table:table-cell table:number-columns-repeated="17"/>
        </table:table-row>
        <table:table-row table:style-name="ro1" table:number-rows-repeated="25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Fig2 Yield: Hadronic Baseline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82" calcext:value-type="float">
            <text:p>18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433" calcext:value-type="float">
            <text:p>433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10^((785-[.G88])/(785-196)*4)" office:value-type="float" office:value="54131.05849819" calcext:value-type="float">
            <text:p>54131.05849819</text:p>
          </table:table-cell>
          <table:table-cell table:formula="of:=10^((785-[.H88])/(785-196)*4)" office:value-type="float" office:value="12447.335648765" calcext:value-type="float">
            <text:p>12447.335648765</text:p>
          </table:table-cell>
          <table:table-cell table:formula="of:=10^((785-[.I88])/(785-196)*4)" office:value-type="float" office:value="3913.17897430567" calcext:value-type="float">
            <text:p>3913.17897430567</text:p>
          </table:table-cell>
          <table:table-cell table:formula="of:=10^((785-[.J88])/(785-196)*4)" office:value-type="float" office:value="899.828185486184" calcext:value-type="float">
            <text:p>899.828185486184</text:p>
          </table:table-cell>
          <table:table-cell table:formula="of:=10^((785-[.K88])/(785-196)*4)" office:value-type="float" office:value="245.749339884072" calcext:value-type="float">
            <text:p>245.749339884072</text:p>
          </table:table-cell>
          <table:table-cell table:formula="of:=10^((785-[.L88])/(785-196)*4)" office:value-type="float" office:value="108.981164236522" calcext:value-type="float">
            <text:p>108.9811642365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</text:p>
          </table:table-cell>
          <table:table-cell office:value-type="float" office:value="350" calcext:value-type="float">
            <text:p>350</text:p>
          </table:table-cell>
          <table:table-cell office:value-type="float" office:value="457" calcext:value-type="float">
            <text:p>457</text:p>
          </table:table-cell>
          <table:table-cell office:value-type="float" office:value="550" calcext:value-type="float">
            <text:p>550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10^((785-[.G89])/(785-196)*4)" office:value-type="float" office:value="21855.3906623439" calcext:value-type="float">
            <text:p>21855.3906623439</text:p>
          </table:table-cell>
          <table:table-cell table:formula="of:=10^((785-[.H89])/(785-196)*4)" office:value-type="float" office:value="3675.91131847705" calcext:value-type="float">
            <text:p>3675.91131847705</text:p>
          </table:table-cell>
          <table:table-cell table:formula="of:=10^((785-[.I89])/(785-196)*4)" office:value-type="float" office:value="899.828185486184" calcext:value-type="float">
            <text:p>899.828185486184</text:p>
          </table:table-cell>
          <table:table-cell table:formula="of:=10^((785-[.J89])/(785-196)*4)" office:value-type="float" office:value="168.851236171254" calcext:value-type="float">
            <text:p>168.851236171254</text:p>
          </table:table-cell>
          <table:table-cell table:formula="of:=10^((785-[.K89])/(785-196)*4)" office:value-type="float" office:value="39.4389457407604" calcext:value-type="float">
            <text:p>39.4389457407604</text:p>
          </table:table-cell>
          <table:table-cell table:formula="of:=10^((785-[.L89])/(785-196)*4)" office:value-type="float" office:value="14.7258880338323" calcext:value-type="float">
            <text:p>14.725888033832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58" calcext:value-type="float">
            <text:p>358</text:p>
          </table:table-cell>
          <table:table-cell office:value-type="float" office:value="458" calcext:value-type="float">
            <text:p>458</text:p>
          </table:table-cell>
          <table:table-cell office:value-type="float" office:value="566" calcext:value-type="float">
            <text:p>566</text:p>
          </table:table-cell>
          <table:table-cell office:value-type="float" office:value="671" calcext:value-type="float">
            <text:p>671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10^((785-[.G90])/(785-196)*4)" office:value-type="float" office:value="5695.31601657039" calcext:value-type="float">
            <text:p>5695.31601657039</text:p>
          </table:table-cell>
          <table:table-cell table:formula="of:=10^((785-[.H90])/(785-196)*4)" office:value-type="float" office:value="794.017767680047" calcext:value-type="float">
            <text:p>794.017767680047</text:p>
          </table:table-cell>
          <table:table-cell table:formula="of:=10^((785-[.I90])/(785-196)*4)" office:value-type="float" office:value="166.231404012961" calcext:value-type="float">
            <text:p>166.231404012961</text:p>
          </table:table-cell>
          <table:table-cell table:formula="of:=10^((785-[.J90])/(785-196)*4)" office:value-type="float" office:value="30.7090621585608" calcext:value-type="float">
            <text:p>30.7090621585608</text:p>
          </table:table-cell>
          <table:table-cell table:formula="of:=10^((785-[.K90])/(785-196)*4)" office:value-type="float" office:value="5.94557070854439" calcext:value-type="float">
            <text:p>5.94557070854439</text:p>
          </table:table-cell>
          <table:table-cell table:formula="of:=10^((785-[.L90])/(785-196)*4)" office:value-type="float" office:value="1.72858604145883" calcext:value-type="float">
            <text:p>1.7285860414588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94" calcext:value-type="float">
            <text:p>594</text:p>
          </table:table-cell>
          <table:table-cell office:value-type="float" office:value="685" calcext:value-type="float">
            <text:p>685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10^((785-[.G91])/(785-196)*4)" office:value-type="float" office:value="1847.36827201234" calcext:value-type="float">
            <text:p>1847.36827201234</text:p>
          </table:table-cell>
          <table:table-cell table:formula="of:=10^((785-[.H91])/(785-196)*4)" office:value-type="float" office:value="301.146339874723" calcext:value-type="float">
            <text:p>301.146339874723</text:p>
          </table:table-cell>
          <table:table-cell table:formula="of:=10^((785-[.I91])/(785-196)*4)" office:value-type="float" office:value="86.1953566475303" calcext:value-type="float">
            <text:p>86.1953566475303</text:p>
          </table:table-cell>
          <table:table-cell table:formula="of:=10^((785-[.J91])/(785-196)*4)" office:value-type="float" office:value="19.8204610314926" calcext:value-type="float">
            <text:p>19.8204610314926</text:p>
          </table:table-cell>
          <table:table-cell table:formula="of:=10^((785-[.K91])/(785-196)*4)" office:value-type="float" office:value="4.7765810100367" calcext:value-type="float">
            <text:p>4.7765810100367</text:p>
          </table:table-cell>
          <table:table-cell table:formula="of:=10^((785-[.L91])/(785-196)*4)" office:value-type="float" office:value="1.47835688053812" calcext:value-type="float">
            <text:p>1.47835688053812</text:p>
          </table:table-cell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3"/>
          <table:table-cell table:formula="of:=[.N88]-[.N94]" office:value-type="float" office:value="32275.6678358461" calcext:value-type="float">
            <text:p>32275.6678358461</text:p>
          </table:table-cell>
          <table:table-cell table:formula="of:=[.O88]-[.O94]" office:value-type="float" office:value="8771.42433028798" calcext:value-type="float">
            <text:p>8771.42433028798</text:p>
          </table:table-cell>
          <table:table-cell table:formula="of:=[.P88]-[.P94]" office:value-type="float" office:value="3013.35078881949" calcext:value-type="float">
            <text:p>3013.35078881949</text:p>
          </table:table-cell>
          <table:table-cell table:formula="of:=[.Q88]-[.Q94]" office:value-type="float" office:value="730.97694931493" calcext:value-type="float">
            <text:p>730.97694931493</text:p>
          </table:table-cell>
          <table:table-cell table:formula="of:=[.R88]-[.R94]" office:value-type="float" office:value="206.310394143312" calcext:value-type="float">
            <text:p>206.310394143312</text:p>
          </table:table-cell>
          <table:table-cell table:formula="of:=[.S88]-[.S94]" office:value-type="float" office:value="94.2552762026898" calcext:value-type="float">
            <text:p>94.2552762026898</text:p>
          </table:table-cell>
          <table:table-cell office:value-type="string" calcext:value-type="string">
            <text:p>Total Z</text:p>
          </table:table-cell>
          <table:table-cell table:formula="of:=SUM([.N93:.S93])" office:value-type="float" office:value="45091.9855746145" calcext:value-type="float">
            <text:p>45091.9855746145</text:p>
          </table:table-cell>
          <table:table-cell office:value-type="float" office:value="148075" calcext:value-type="float">
            <text:p>148075</text:p>
          </table:table-cell>
          <table:table-cell table:formula="of:=[.V93]/[.U93]" office:value-type="float" office:value="3.28384297371376" calcext:value-type="float">
            <text:p>3.28384297371376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N89]" office:value-type="float" office:value="21855.3906623439" calcext:value-type="float">
            <text:p>21855.3906623439</text:p>
          </table:table-cell>
          <table:table-cell table:formula="of:=[.O89]" office:value-type="float" office:value="3675.91131847705" calcext:value-type="float">
            <text:p>3675.91131847705</text:p>
          </table:table-cell>
          <table:table-cell table:formula="of:=[.P89]" office:value-type="float" office:value="899.828185486184" calcext:value-type="float">
            <text:p>899.828185486184</text:p>
          </table:table-cell>
          <table:table-cell table:formula="of:=[.Q89]" office:value-type="float" office:value="168.851236171254" calcext:value-type="float">
            <text:p>168.851236171254</text:p>
          </table:table-cell>
          <table:table-cell table:formula="of:=[.R89]" office:value-type="float" office:value="39.4389457407604" calcext:value-type="float">
            <text:p>39.4389457407604</text:p>
          </table:table-cell>
          <table:table-cell table:formula="of:=[.S89]" office:value-type="float" office:value="14.7258880338323" calcext:value-type="float">
            <text:p>14.7258880338323</text:p>
          </table:table-cell>
          <table:table-cell office:value-type="string" calcext:value-type="string">
            <text:p>Total W</text:p>
          </table:table-cell>
          <table:table-cell table:formula="of:=SUM([.N94:.S94])" office:value-type="float" office:value="26654.146236253" calcext:value-type="float">
            <text:p>26654.146236253</text:p>
          </table:table-cell>
          <table:table-cell office:value-type="float" office:value="49351" calcext:value-type="float">
            <text:p>49351</text:p>
          </table:table-cell>
          <table:table-cell table:formula="of:=[.V94]/[.U94]" office:value-type="float" office:value="1.85153182407608" calcext:value-type="float">
            <text:p>1.8515318240760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N90]-[.N96]" office:value-type="float" office:value="3847.94774455805" calcext:value-type="float">
            <text:p>3847.94774455805</text:p>
          </table:table-cell>
          <table:table-cell table:formula="of:=[.O90]-[.O96]" office:value-type="float" office:value="492.871427805324" calcext:value-type="float">
            <text:p>492.871427805324</text:p>
          </table:table-cell>
          <table:table-cell table:formula="of:=[.P90]-[.P96]" office:value-type="float" office:value="80.0360473654306" calcext:value-type="float">
            <text:p>80.0360473654306</text:p>
          </table:table-cell>
          <table:table-cell table:formula="of:=[.Q90]-[.Q96]" office:value-type="float" office:value="10.8886011270682" calcext:value-type="float">
            <text:p>10.8886011270682</text:p>
          </table:table-cell>
          <table:table-cell table:formula="of:=[.R90]-[.R96]" office:value-type="float" office:value="1.16898969850769" calcext:value-type="float">
            <text:p>1.16898969850769</text:p>
          </table:table-cell>
          <table:table-cell table:formula="of:=[.S90]-[.S96]" office:value-type="float" office:value="0.250229160920709" calcext:value-type="float">
            <text:p>0.250229160920709</text:p>
          </table:table-cell>
          <table:table-cell office:value-type="string" calcext:value-type="string">
            <text:p>Total tt</text:p>
          </table:table-cell>
          <table:table-cell table:formula="of:=SUM([.N95:.S95])" office:value-type="float" office:value="4433.1630397153" calcext:value-type="float">
            <text:p>4433.1630397153</text:p>
          </table:table-cell>
          <table:table-cell office:value-type="float" office:value="19630" calcext:value-type="float">
            <text:p>19630</text:p>
          </table:table-cell>
          <table:table-cell table:formula="of:=[.V95]/[.U95]" office:value-type="float" office:value="4.42798963722766" calcext:value-type="float">
            <text:p>4.42798963722766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N91]" office:value-type="float" office:value="1847.36827201234" calcext:value-type="float">
            <text:p>1847.36827201234</text:p>
          </table:table-cell>
          <table:table-cell table:formula="of:=[.O91]" office:value-type="float" office:value="301.146339874723" calcext:value-type="float">
            <text:p>301.146339874723</text:p>
          </table:table-cell>
          <table:table-cell table:formula="of:=[.P91]" office:value-type="float" office:value="86.1953566475303" calcext:value-type="float">
            <text:p>86.1953566475303</text:p>
          </table:table-cell>
          <table:table-cell table:formula="of:=[.Q91]" office:value-type="float" office:value="19.8204610314926" calcext:value-type="float">
            <text:p>19.8204610314926</text:p>
          </table:table-cell>
          <table:table-cell table:formula="of:=[.R91]" office:value-type="float" office:value="4.7765810100367" calcext:value-type="float">
            <text:p>4.7765810100367</text:p>
          </table:table-cell>
          <table:table-cell table:formula="of:=[.S91]" office:value-type="float" office:value="1.47835688053812" calcext:value-type="float">
            <text:p>1.47835688053812</text:p>
          </table:table-cell>
          <table:table-cell office:value-type="string" calcext:value-type="string">
            <text:p>Total other</text:p>
          </table:table-cell>
          <table:table-cell table:formula="of:=SUM([.N96:.S96])" office:value-type="float" office:value="2260.78536745666" calcext:value-type="float">
            <text:p>2260.785367456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5:51:21.773280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17:35.613096102</meta:creation-date>
    <dc:date>2022-06-08T16:34:21.117475963</dc:date>
    <meta:editing-duration>P7DT3H7M38S</meta:editing-duration>
    <meta:editing-cycles>13</meta:editing-cycles>
    <meta:generator>LibreOffice/6.4.7.2$Linux_X86_64 LibreOffice_project/40$Build-2</meta:generator>
    <meta:document-statistic meta:table-count="1" meta:cell-count="43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711cm" svg:height="15.956cm" xlink:href=".." xlink:type="simple" chart:class="chart:scatter" chart:style-name="ch1">
        <chart:legend chart:legend-position="end" svg:x="23.848cm" svg:y="7.181cm" style:legend-expansion="high" chart:style-name="ch2"/>
        <chart:plot-area chart:style-name="ch3" table:cell-range-address="Sheet1.G38:Sheet1.H44" svg:x="1.214cm" svg:y="0.418cm" svg:width="22.637cm" svg:height="14.663cm">
          <chartooo:coordinate-region svg:x="2.021cm" svg:y="0.617cm" svg:width="21.55cm" svg:height="13.81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38:Sheet1.H44" chart:class="chart:scatter">
            <chart:domain table:cell-range-address="Sheet1.G38:Sheet1.G44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">
                <text:p>76</text:p>
                <draw:g>
                  <svg:desc>Sheet1.G38:Sheet1.G44</svg:desc>
                </draw:g>
              </table:table-cell>
              <table:table-cell office:value-type="float" office:value="78">
                <text:p>78</text:p>
                <draw:g>
                  <svg:desc>Sheet1.H38:Sheet1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">
                <text:p>25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">
                <text:p>43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4">
                <text:p>66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4">
                <text:p>59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">
                <text:p>67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">
                <text:p>828</text:p>
              </table:table-cell>
              <table:table-cell office:value-type="float" office:value="483">
                <text:p>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